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6965in"/>
    </style:style>
    <style:style style:name="co4" style:family="table-column">
      <style:table-column-properties fo:break-before="auto" style:column-width="1.6909in"/>
    </style:style>
    <style:style style:name="co5" style:family="table-column">
      <style:table-column-properties fo:break-before="auto" style:column-width="0.813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times"/>
    </style:style>
    <style:style style:name="ce5" style:family="table-cell" style:parent-style-name="Default">
      <style:text-properties style:font-name="time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times" fo:font-weight="normal" style:font-weight-asian="normal" style:font-weight-complex="normal"/>
    </style:style>
    <style:style style:name="ce8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ot4_KS_vs_GT_performance_comparison_20250827-222222_Kilosort4,EMUsort,MUedit_25,25,4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sort_type</text:p>
          </table:table-cell>
          <table:table-cell office:value-type="string" calcext:value-type="string">
            <text:p>datestring</text:p>
          </table:table-cell>
          <table:table-cell office:value-type="string" calcext:value-type="string">
            <text:p>noise_level</text:p>
          </table:table-cell>
          <table:table-cell/>
          <table:table-cell office:value-type="string" calcext:value-type="string">
            <text:p>KS accuracy</text:p>
          </table:table-cell>
          <table:table-cell office:value-type="string" calcext:value-type="string">
            <text:p>Error Rate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51863272316081" calcext:value-type="float">
            <text:p>0.951863272316081</text:p>
          </table:table-cell>
          <table:table-cell office:value-type="float" office:value="0.955583577164629" calcext:value-type="float">
            <text:p>0.955583577164629</text:p>
          </table:table-cell>
          <table:table-cell office:value-type="float" office:value="0.912030908492587" calcext:value-type="float">
            <text:p>0.91203090849258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147570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]+[.$C2]-1" office:value-type="float" office:value="0.90744684948071" calcext:value-type="float">
            <text:p>0.90744684948071</text:p>
          </table:table-cell>
          <table:table-cell table:formula="of:=1-[.I2]" office:value-type="float" office:value="0.09255315051929" calcext:value-type="float">
            <text:p>0.09255315051929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4173208940622" calcext:value-type="float">
            <text:p>0.954173208940622</text:p>
          </table:table-cell>
          <table:table-cell office:value-type="float" office:value="0.940270967044645" calcext:value-type="float">
            <text:p>0.940270967044645</text:p>
          </table:table-cell>
          <table:table-cell office:value-type="float" office:value="0.899868292957851" calcext:value-type="float">
            <text:p>0.89986829295785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68470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]+[.$C3]-1" office:value-type="float" office:value="0.894444175985267" calcext:value-type="float">
            <text:p>0.894444175985267</text:p>
          </table:table-cell>
          <table:table-cell table:formula="of:=1-[.I3]" office:value-type="float" office:value="0.105555824014733" calcext:value-type="float">
            <text:p>0.105555824014733</text:p>
          </table:table-cell>
          <table:table-cell/>
          <table:table-cell table:style-name="ce4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41506674455885" calcext:value-type="float">
            <text:p>0.941506674455885</text:p>
          </table:table-cell>
          <table:table-cell office:value-type="float" office:value="0.943622024064182" calcext:value-type="float">
            <text:p>0.943622024064182</text:p>
          </table:table-cell>
          <table:table-cell office:value-type="float" office:value="0.891330980537831" calcext:value-type="float">
            <text:p>0.89133098053783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022446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]+[.$C4]-1" office:value-type="float" office:value="0.885128698520067" calcext:value-type="float">
            <text:p>0.885128698520067</text:p>
          </table:table-cell>
          <table:table-cell table:formula="of:=1-[.I4]" office:value-type="float" office:value="0.114871301479933" calcext:value-type="float">
            <text:p>0.114871301479933</text:p>
          </table:table-cell>
          <table:table-cell/>
          <table:table-cell table:style-name="ce5" office:value-type="string" calcext:value-type="string">
            <text:p>Accuracy</text:p>
          </table:table-cell>
          <table:table-cell table:style-name="ce4"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940188481450758" calcext:value-type="float">
            <text:p>0.940188481450758</text:p>
          </table:table-cell>
          <table:table-cell office:value-type="float" office:value="0.940387132562861" calcext:value-type="float">
            <text:p>0.940387132562861</text:p>
          </table:table-cell>
          <table:table-cell office:value-type="float" office:value="0.887369516078211" calcext:value-type="float">
            <text:p>0.88736951607821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50285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]+[.$C5]-1" office:value-type="float" office:value="0.880575614013619" calcext:value-type="float">
            <text:p>0.880575614013619</text:p>
          </table:table-cell>
          <table:table-cell table:formula="of:=1-[.I5]" office:value-type="float" office:value="0.119424385986381" calcext:value-type="float">
            <text:p>0.119424385986381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[overlapping MUAPs]</text:p>
          </table:table-cell>
          <table:table-cell table:style-name="ce6" office:value-type="string" calcext:value-type="string">
            <text:p>Mean (%)</text:p>
            <text:p>[overlapping MUAPs]</text:p>
          </table:table-cell>
          <table:table-cell table:style-name="ce6" office:value-type="string" calcext:value-type="string">
            <text:p>Standard Deviation (%)</text:p>
            <text:p>[overlapping MUAPs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426503660569" calcext:value-type="float">
            <text:p>0.94426503660569</text:p>
          </table:table-cell>
          <table:table-cell office:value-type="float" office:value="0.936035799105275" calcext:value-type="float">
            <text:p>0.936035799105275</text:p>
          </table:table-cell>
          <table:table-cell office:value-type="float" office:value="0.887222601989852" calcext:value-type="float">
            <text:p>0.88722260198985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26443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6]+[.$C6]-1" office:value-type="float" office:value="0.880300835710965" calcext:value-type="float">
            <text:p>0.880300835710965</text:p>
          </table:table-cell>
          <table:table-cell table:formula="of:=1-[.I6]" office:value-type="float" office:value="0.119699164289035" calcext:value-type="float">
            <text:p>0.119699164289035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D2:.D26])" office:value-type="percentage" office:value="0.839274346630404" calcext:value-type="percentage">
            <text:p>83.9%</text:p>
          </table:table-cell>
          <table:table-cell table:style-name="ce8" table:formula="of:=AVERAGE([.D2:.D26])" office:value-type="percentage" office:value="0.799849288003597" calcext:value-type="percentage">
            <text:p>80.0%</text:p>
          </table:table-cell>
          <table:table-cell table:style-name="ce8" table:formula="of:=STDEV([.D2:.D26])" office:value-type="percentage" office:value="0.096079837147974" calcext:value-type="percentage">
            <text:p>9.6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2155417751648" calcext:value-type="float">
            <text:p>0.922155417751648</text:p>
          </table:table-cell>
          <table:table-cell office:value-type="float" office:value="0.953241540653384" calcext:value-type="float">
            <text:p>0.953241540653384</text:p>
          </table:table-cell>
          <table:table-cell office:value-type="float" office:value="0.882230170857354" calcext:value-type="float">
            <text:p>0.88223017085735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2929324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7]+[.$C7]-1" office:value-type="float" office:value="0.875396958405032" calcext:value-type="float">
            <text:p>0.875396958405032</text:p>
          </table:table-cell>
          <table:table-cell table:formula="of:=1-[.I7]" office:value-type="float" office:value="0.124603041594968" calcext:value-type="float">
            <text:p>0.124603041594968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D27:.D51])" office:value-type="percentage" office:value="0.710895100164498" calcext:value-type="percentage">
            <text:p>71.1%</text:p>
          </table:table-cell>
          <table:table-cell table:style-name="ce8" table:formula="of:=AVERAGE([.D27:.D51])" office:value-type="percentage" office:value="0.722988340490406" calcext:value-type="percentage">
            <text:p>72.3%</text:p>
          </table:table-cell>
          <table:table-cell table:style-name="ce8" table:formula="of:=STDEV([.D27:.D51])" office:value-type="percentage" office:value="0.0536484378810006" calcext:value-type="percentage">
            <text:p>5.4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832364139897" calcext:value-type="float">
            <text:p>0.94832364139897</text:p>
          </table:table-cell>
          <table:table-cell office:value-type="float" office:value="0.92145655726298" calcext:value-type="float">
            <text:p>0.92145655726298</text:p>
          </table:table-cell>
          <table:table-cell office:value-type="float" office:value="0.878315831592451" calcext:value-type="float">
            <text:p>0.87831583159245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2931768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8]+[.$C8]-1" office:value-type="float" office:value="0.86978019866195" calcext:value-type="float">
            <text:p>0.86978019866195</text:p>
          </table:table-cell>
          <table:table-cell table:formula="of:=1-[.I8]" office:value-type="float" office:value="0.13021980133805" calcext:value-type="float">
            <text:p>0.13021980133805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D52:.D55])" office:value-type="percentage" office:value="0.649707463647468" calcext:value-type="percentage">
            <text:p>65.0%</text:p>
          </table:table-cell>
          <table:table-cell table:style-name="ce8" table:formula="of:=AVERAGE([.D52:.D55])" office:value-type="percentage" office:value="0.654492295014847" calcext:value-type="percentage">
            <text:p>65.4%</text:p>
          </table:table-cell>
          <table:table-cell table:style-name="ce8" table:formula="of:=STDEV([.D52:.D55])" office:value-type="percentage" office:value="0.0936254168876197" calcext:value-type="percentage">
            <text:p>9.4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28236049206445" calcext:value-type="float">
            <text:p>0.928236049206445</text:p>
          </table:table-cell>
          <table:table-cell office:value-type="float" office:value="0.935659428240762" calcext:value-type="float">
            <text:p>0.935659428240762</text:p>
          </table:table-cell>
          <table:table-cell office:value-type="float" office:value="0.873559463596314" calcext:value-type="float">
            <text:p>0.87355946359631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92067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9]+[.$C9]-1" office:value-type="float" office:value="0.863895477447207" calcext:value-type="float">
            <text:p>0.863895477447207</text:p>
          </table:table-cell>
          <table:table-cell table:formula="of:=1-[.I9]" office:value-type="float" office:value="0.136104522552793" calcext:value-type="float">
            <text:p>0.136104522552793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19484091241934" calcext:value-type="float">
            <text:p>0.919484091241934</text:p>
          </table:table-cell>
          <table:table-cell office:value-type="float" office:value="0.942225386669872" calcext:value-type="float">
            <text:p>0.942225386669872</text:p>
          </table:table-cell>
          <table:table-cell office:value-type="float" office:value="0.871401548482036" calcext:value-type="float">
            <text:p>0.871401548482036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47674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0]+[.$C10]-1" office:value-type="float" office:value="0.861709477911806" calcext:value-type="float">
            <text:p>0.861709477911806</text:p>
          </table:table-cell>
          <table:table-cell table:formula="of:=1-[.I10]" office:value-type="float" office:value="0.138290522088194" calcext:value-type="float">
            <text:p>0.138290522088194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2864239533378" calcext:value-type="float">
            <text:p>0.902864239533378</text:p>
          </table:table-cell>
          <table:table-cell office:value-type="float" office:value="0.95023497055563" calcext:value-type="float">
            <text:p>0.95023497055563</text:p>
          </table:table-cell>
          <table:table-cell office:value-type="float" office:value="0.862036331819067" calcext:value-type="float">
            <text:p>0.86203633181906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00242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1]+[.$C11]-1" office:value-type="float" office:value="0.853099210089008" calcext:value-type="float">
            <text:p>0.853099210089008</text:p>
          </table:table-cell>
          <table:table-cell table:formula="of:=1-[.I11]" office:value-type="float" office:value="0.146900789910992" calcext:value-type="float">
            <text:p>0.146900789910992</text:p>
          </table:table-cell>
          <table:table-cell/>
          <table:table-cell table:style-name="ce5" office:value-type="string" calcext:value-type="string">
            <text:p>KS Accuracy</text:p>
          </table:table-cell>
          <table:table-cell table:style-name="ce4"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906724778023504" calcext:value-type="float">
            <text:p>0.906724778023504</text:p>
          </table:table-cell>
          <table:table-cell office:value-type="float" office:value="0.938854622360465" calcext:value-type="float">
            <text:p>0.938854622360465</text:p>
          </table:table-cell>
          <table:table-cell office:value-type="float" office:value="0.857279037361293" calcext:value-type="float">
            <text:p>0.85727903736129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44241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2]+[.$C12]-1" office:value-type="float" office:value="0.845579400383969" calcext:value-type="float">
            <text:p>0.845579400383969</text:p>
          </table:table-cell>
          <table:table-cell table:formula="of:=1-[.I12]" office:value-type="float" office:value="0.154420599616031" calcext:value-type="float">
            <text:p>0.154420599616031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[overlapping MUAPs]</text:p>
          </table:table-cell>
          <table:table-cell table:style-name="ce6" office:value-type="string" calcext:value-type="string">
            <text:p>Mean (%)</text:p>
            <text:p>[overlapping MUAPs]</text:p>
          </table:table-cell>
          <table:table-cell table:style-name="ce6" office:value-type="string" calcext:value-type="string">
            <text:p>Standard Deviation (%)</text:p>
            <text:p>[overlapping MUAPs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3330765618028" calcext:value-type="float">
            <text:p>0.903330765618028</text:p>
          </table:table-cell>
          <table:table-cell office:value-type="float" office:value="0.942935676823129" calcext:value-type="float">
            <text:p>0.942935676823129</text:p>
          </table:table-cell>
          <table:table-cell office:value-type="float" office:value="0.855713377834192" calcext:value-type="float">
            <text:p>0.85571337783419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04057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3]+[.$C13]-1" office:value-type="float" office:value="0.846266442441157" calcext:value-type="float">
            <text:p>0.846266442441157</text:p>
          </table:table-cell>
          <table:table-cell table:formula="of:=1-[.I13]" office:value-type="float" office:value="0.153733557558843" calcext:value-type="float">
            <text:p>0.153733557558843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I2:.I26])" office:value-type="percentage" office:value="0.83042362409361" calcext:value-type="percentage">
            <text:p>83.0%</text:p>
          </table:table-cell>
          <table:table-cell table:style-name="ce8" table:formula="of:=AVERAGE([.I2:.I26])" office:value-type="percentage" office:value="0.767936645410384" calcext:value-type="percentage">
            <text:p>76.8%</text:p>
          </table:table-cell>
          <table:table-cell table:style-name="ce8" table:formula="of:=STDEV([.I2:.I26])" office:value-type="percentage" office:value="0.127873828216816" calcext:value-type="percentage">
            <text:p>12.8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254693409248" calcext:value-type="float">
            <text:p>0.88254693409248</text:p>
          </table:table-cell>
          <table:table-cell office:value-type="float" office:value="0.94787669000113" calcext:value-type="float">
            <text:p>0.94787669000113</text:p>
          </table:table-cell>
          <table:table-cell office:value-type="float" office:value="0.839274346630404" calcext:value-type="float">
            <text:p>0.839274346630404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2925399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4]+[.$C14]-1" office:value-type="float" office:value="0.83042362409361" calcext:value-type="float">
            <text:p>0.83042362409361</text:p>
          </table:table-cell>
          <table:table-cell table:formula="of:=1-[.I14]" office:value-type="float" office:value="0.16957637590639" calcext:value-type="float">
            <text:p>0.16957637590639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I27:.I51])" office:value-type="percentage" office:value="0.661360559936601" calcext:value-type="percentage">
            <text:p>66.1%</text:p>
          </table:table-cell>
          <table:table-cell table:style-name="ce8" table:formula="of:=AVERAGE([.I27:.I51])" office:value-type="percentage" office:value="0.677473035750873" calcext:value-type="percentage">
            <text:p>67.7%</text:p>
          </table:table-cell>
          <table:table-cell table:style-name="ce8" table:formula="of:=STDEV([.I27:.I51])" office:value-type="percentage" office:value="0.0711090352374563" calcext:value-type="percentage">
            <text:p>7.1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1872573055283" calcext:value-type="float">
            <text:p>0.911872573055283</text:p>
          </table:table-cell>
          <table:table-cell office:value-type="float" office:value="0.90188771429672" calcext:value-type="float">
            <text:p>0.90188771429672</text:p>
          </table:table-cell>
          <table:table-cell office:value-type="float" office:value="0.830662420420428" calcext:value-type="float">
            <text:p>0.830662420420428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63268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5]+[.$C15]-1" office:value-type="float" office:value="0.813760287352003" calcext:value-type="float">
            <text:p>0.813760287352003</text:p>
          </table:table-cell>
          <table:table-cell table:formula="of:=1-[.I15]" office:value-type="float" office:value="0.186239712647997" calcext:value-type="float">
            <text:p>0.186239712647997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I52:.I55])" office:value-type="percentage" office:value="0.575586480685234" calcext:value-type="percentage">
            <text:p>57.6%</text:p>
          </table:table-cell>
          <table:table-cell table:style-name="ce8" table:formula="of:=AVERAGE([.I52:.I55])" office:value-type="percentage" office:value="0.570799305086603" calcext:value-type="percentage">
            <text:p>57.1%</text:p>
          </table:table-cell>
          <table:table-cell table:style-name="ce8" table:formula="of:=STDEV([.I52:.I55])" office:value-type="percentage" office:value="0.14551718589034" calcext:value-type="percentage">
            <text:p>14.6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53857839698004" calcext:value-type="float">
            <text:p>0.853857839698004</text:p>
          </table:table-cell>
          <table:table-cell office:value-type="float" office:value="0.902747397456123" calcext:value-type="float">
            <text:p>0.902747397456123</text:p>
          </table:table-cell>
          <table:table-cell office:value-type="float" office:value="0.783882943642259" calcext:value-type="float">
            <text:p>0.783882943642259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50255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6]+[.$C16]-1" office:value-type="float" office:value="0.756605237154127" calcext:value-type="float">
            <text:p>0.756605237154127</text:p>
          </table:table-cell>
          <table:table-cell table:formula="of:=1-[.I16]" office:value-type="float" office:value="0.243394762845873" calcext:value-type="float">
            <text:p>0.243394762845873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7922977334079" calcext:value-type="float">
            <text:p>0.937922977334079</text:p>
          </table:table-cell>
          <table:table-cell office:value-type="float" office:value="0.825048341373812" calcext:value-type="float">
            <text:p>0.825048341373812</text:p>
          </table:table-cell>
          <table:table-cell office:value-type="float" office:value="0.780615862586512" calcext:value-type="float">
            <text:p>0.78061586258651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204862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7]+[.$C17]-1" office:value-type="float" office:value="0.762971318707891" calcext:value-type="float">
            <text:p>0.762971318707891</text:p>
          </table:table-cell>
          <table:table-cell table:formula="of:=1-[.I17]" office:value-type="float" office:value="0.237028681292109" calcext:value-type="float">
            <text:p>0.237028681292109</text:p>
          </table:table-cell>
          <table:table-cell/>
          <table:table-cell table:style-name="ce7"/>
          <table:table-cell table:style-name="ce4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475058653409" calcext:value-type="float">
            <text:p>0.853475058653409</text:p>
          </table:table-cell>
          <table:table-cell office:value-type="float" office:value="0.864474586350009" calcext:value-type="float">
            <text:p>0.864474586350009</text:p>
          </table:table-cell>
          <table:table-cell office:value-type="float" office:value="0.768405244134483" calcext:value-type="float">
            <text:p>0.76840524413448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34733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8]+[.$C18]-1" office:value-type="float" office:value="0.717949645003418" calcext:value-type="float">
            <text:p>0.717949645003418</text:p>
          </table:table-cell>
          <table:table-cell table:formula="of:=1-[.I18]" office:value-type="float" office:value="0.282050354996582" calcext:value-type="float">
            <text:p>0.282050354996582</text:p>
          </table:table-cell>
          <table:table-cell/>
          <table:table-cell table:style-name="ce5" office:value-type="string" calcext:value-type="string">
            <text:p>Error Rate</text:p>
          </table:table-cell>
          <table:table-cell table:style-name="ce4"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886495585990275" calcext:value-type="float">
            <text:p>0.886495585990275</text:p>
          </table:table-cell>
          <table:table-cell office:value-type="float" office:value="0.847249210391534" calcext:value-type="float">
            <text:p>0.847249210391534</text:p>
          </table:table-cell>
          <table:table-cell office:value-type="float" office:value="0.766551195600552" calcext:value-type="float">
            <text:p>0.76655119560055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268622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19]+[.$C19]-1" office:value-type="float" office:value="0.733744796381809" calcext:value-type="float">
            <text:p>0.733744796381809</text:p>
          </table:table-cell>
          <table:table-cell table:formula="of:=1-[.I19]" office:value-type="float" office:value="0.266255203618191" calcext:value-type="float">
            <text:p>0.266255203618191</text:p>
          </table:table-cell>
          <table:table-cell/>
          <table:table-cell table:style-name="ce6" office:value-type="string" calcext:value-type="string">
            <text:p>Sorter</text:p>
          </table:table-cell>
          <table:table-cell table:style-name="ce6" office:value-type="string" calcext:value-type="string">
            <text:p>Run Count</text:p>
          </table:table-cell>
          <table:table-cell table:style-name="ce6" office:value-type="string" calcext:value-type="string">
            <text:p>Median (%)</text:p>
            <text:p>[overlapping MUAPs]</text:p>
          </table:table-cell>
          <table:table-cell table:style-name="ce6" office:value-type="string" calcext:value-type="string">
            <text:p>Mean (%)</text:p>
            <text:p>[overlapping MUAPs]</text:p>
          </table:table-cell>
          <table:table-cell table:style-name="ce6" office:value-type="string" calcext:value-type="string">
            <text:p>Standard Deviation (%)</text:p>
            <text:p>[overlapping MUAP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3231225447092" calcext:value-type="float">
            <text:p>0.813231225447092</text:p>
          </table:table-cell>
          <table:table-cell office:value-type="float" office:value="0.838305266848408" calcext:value-type="float">
            <text:p>0.838305266848408</text:p>
          </table:table-cell>
          <table:table-cell office:value-type="float" office:value="0.713525949025242" calcext:value-type="float">
            <text:p>0.71352594902524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200991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0]+[.$C20]-1" office:value-type="float" office:value="0.6515364922955" calcext:value-type="float">
            <text:p>0.6515364922955</text:p>
          </table:table-cell>
          <table:table-cell table:formula="of:=1-[.I20]" office:value-type="float" office:value="0.3484635077045" calcext:value-type="float">
            <text:p>0.3484635077045</text:p>
          </table:table-cell>
          <table:table-cell/>
          <table:table-cell table:style-name="ce6" office:value-type="string" calcext:value-type="string">
            <text:p>EMUsort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J2:.J26])" office:value-type="percentage" office:value="0.16957637590639" calcext:value-type="percentage">
            <text:p>17.0%</text:p>
          </table:table-cell>
          <table:table-cell table:style-name="ce8" table:formula="of:=AVERAGE([.J2:.J26])" office:value-type="percentage" office:value="0.232063354589616" calcext:value-type="percentage">
            <text:p>23.2%</text:p>
          </table:table-cell>
          <table:table-cell table:style-name="ce8" table:formula="of:=STDEV([.J2:.J26])" office:value-type="percentage" office:value="0.127873828216816" calcext:value-type="percentage">
            <text:p>12.8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7656536739818" calcext:value-type="float">
            <text:p>0.817656536739818</text:p>
          </table:table-cell>
          <table:table-cell office:value-type="float" office:value="0.787782458483151" calcext:value-type="float">
            <text:p>0.787782458483151</text:p>
          </table:table-cell>
          <table:table-cell office:value-type="float" office:value="0.697962615440517" calcext:value-type="float">
            <text:p>0.697962615440517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21643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1]+[.$C21]-1" office:value-type="float" office:value="0.605438995222969" calcext:value-type="float">
            <text:p>0.605438995222969</text:p>
          </table:table-cell>
          <table:table-cell table:formula="of:=1-[.I21]" office:value-type="float" office:value="0.394561004777031" calcext:value-type="float">
            <text:p>0.394561004777031</text:p>
          </table:table-cell>
          <table:table-cell/>
          <table:table-cell table:style-name="ce6" office:value-type="string" calcext:value-type="string">
            <text:p>Kilosort4</text:p>
          </table:table-cell>
          <table:table-cell table:style-name="ce6" office:value-type="float" office:value="25" calcext:value-type="float">
            <text:p>25</text:p>
          </table:table-cell>
          <table:table-cell table:style-name="ce8" table:formula="of:=MEDIAN([.J27:.J51])" office:value-type="percentage" office:value="0.338639440063399" calcext:value-type="percentage">
            <text:p>33.9%</text:p>
          </table:table-cell>
          <table:table-cell table:style-name="ce8" table:formula="of:=AVERAGE([.J27:.J51])" office:value-type="percentage" office:value="0.322526964249127" calcext:value-type="percentage">
            <text:p>32.3%</text:p>
          </table:table-cell>
          <table:table-cell table:style-name="ce8" table:formula="of:=STDEV([.J27:.J51])" office:value-type="percentage" office:value="0.0711090352374563" calcext:value-type="percentage">
            <text:p>7.1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77418461508566" calcext:value-type="float">
            <text:p>0.777418461508566</text:p>
          </table:table-cell>
          <table:table-cell office:value-type="float" office:value="0.831402672006235" calcext:value-type="float">
            <text:p>0.831402672006235</text:p>
          </table:table-cell>
          <table:table-cell office:value-type="float" office:value="0.685015153409591" calcext:value-type="float">
            <text:p>0.685015153409591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441492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2]+[.$C22]-1" office:value-type="float" office:value="0.608821133514801" calcext:value-type="float">
            <text:p>0.608821133514801</text:p>
          </table:table-cell>
          <table:table-cell table:formula="of:=1-[.I22]" office:value-type="float" office:value="0.391178866485199" calcext:value-type="float">
            <text:p>0.391178866485199</text:p>
          </table:table-cell>
          <table:table-cell/>
          <table:table-cell table:style-name="ce6" office:value-type="string" calcext:value-type="string">
            <text:p>MUedit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MEDIAN([.J52:.J55])" office:value-type="percentage" office:value="0.424413519314766" calcext:value-type="percentage">
            <text:p>42.4%</text:p>
          </table:table-cell>
          <table:table-cell table:style-name="ce8" table:formula="of:=AVERAGE([.J52:.J55])" office:value-type="percentage" office:value="0.429200694913397" calcext:value-type="percentage">
            <text:p>42.9%</text:p>
          </table:table-cell>
          <table:table-cell table:style-name="ce8" table:formula="of:=STDEV([.J52:.J55])" office:value-type="percentage" office:value="0.14551718589034" calcext:value-type="percentage">
            <text:p>14.6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86214321498995" calcext:value-type="float">
            <text:p>0.786214321498995</text:p>
          </table:table-cell>
          <table:table-cell office:value-type="float" office:value="0.83048103433784" calcext:value-type="float">
            <text:p>0.83048103433784</text:p>
          </table:table-cell>
          <table:table-cell office:value-type="float" office:value="0.68472467865243" calcext:value-type="float">
            <text:p>0.68472467865243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7595360006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3]+[.$C23]-1" office:value-type="float" office:value="0.616695355836835" calcext:value-type="float">
            <text:p>0.616695355836835</text:p>
          </table:table-cell>
          <table:table-cell table:formula="of:=1-[.I23]" office:value-type="float" office:value="0.383304644163165" calcext:value-type="float">
            <text:p>0.38330464416316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3289746034919" calcext:value-type="float">
            <text:p>0.73289746034919</text:p>
          </table:table-cell>
          <table:table-cell office:value-type="float" office:value="0.885140290839206" calcext:value-type="float">
            <text:p>0.885140290839206</text:p>
          </table:table-cell>
          <table:table-cell office:value-type="float" office:value="0.671084248329762" calcext:value-type="float">
            <text:p>0.67108424832976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66185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4]+[.$C24]-1" office:value-type="float" office:value="0.618037751188396" calcext:value-type="float">
            <text:p>0.618037751188396</text:p>
          </table:table-cell>
          <table:table-cell table:formula="of:=1-[.I24]" office:value-type="float" office:value="0.381962248811604" calcext:value-type="float">
            <text:p>0.38196224881160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815281911966903" calcext:value-type="float">
            <text:p>0.815281911966903</text:p>
          </table:table-cell>
          <table:table-cell office:value-type="float" office:value="0.741395531285071" calcext:value-type="float">
            <text:p>0.741395531285071</text:p>
          </table:table-cell>
          <table:table-cell office:value-type="float" office:value="0.638833752166632" calcext:value-type="float">
            <text:p>0.638833752166632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108366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5]+[.$C25]-1" office:value-type="float" office:value="0.556677443251974" calcext:value-type="float">
            <text:p>0.556677443251974</text:p>
          </table:table-cell>
          <table:table-cell table:formula="of:=1-[.I25]" office:value-type="float" office:value="0.443322556748026" calcext:value-type="float">
            <text:p>0.44332255674802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55427029166313" calcext:value-type="float">
            <text:p>0.755427029166313</text:p>
          </table:table-cell>
          <table:table-cell office:value-type="float" office:value="0.706703687039197" calcext:value-type="float">
            <text:p>0.706703687039197</text:p>
          </table:table-cell>
          <table:table-cell office:value-type="float" office:value="0.577335728452075" calcext:value-type="float">
            <text:p>0.577335728452075</text:p>
          </table:table-cell>
          <table:table-cell office:value-type="string" calcext:value-type="string">
            <text:p>EMUsort</text:p>
          </table:table-cell>
          <table:table-cell office:value-type="string" calcext:value-type="string">
            <text:p>20250812_1800307177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6]+[.$C26]-1" office:value-type="float" office:value="0.46213071620551" calcext:value-type="float">
            <text:p>0.46213071620551</text:p>
          </table:table-cell>
          <table:table-cell table:formula="of:=1-[.I26]" office:value-type="float" office:value="0.53786928379449" calcext:value-type="float">
            <text:p>0.53786928379449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03837417516812" calcext:value-type="float">
            <text:p>0.903837417516812</text:p>
          </table:table-cell>
          <table:table-cell office:value-type="float" office:value="0.900787692071622" calcext:value-type="float">
            <text:p>0.900787692071622</text:p>
          </table:table-cell>
          <table:table-cell office:value-type="float" office:value="0.821007390243953" calcext:value-type="float">
            <text:p>0.82100739024395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801883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7]+[.$C27]-1" office:value-type="float" office:value="0.804625109588434" calcext:value-type="float">
            <text:p>0.804625109588434</text:p>
          </table:table-cell>
          <table:table-cell table:formula="of:=1-[.I27]" office:value-type="float" office:value="0.195374890411566" calcext:value-type="float">
            <text:p>0.195374890411566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15428473016486" calcext:value-type="float">
            <text:p>0.915428473016486</text:p>
          </table:table-cell>
          <table:table-cell office:value-type="float" office:value="0.883618683368549" calcext:value-type="float">
            <text:p>0.883618683368549</text:p>
          </table:table-cell>
          <table:table-cell office:value-type="float" office:value="0.81660266394711" calcext:value-type="float">
            <text:p>0.8166026639471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92234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8]+[.$C28]-1" office:value-type="float" office:value="0.799047156385035" calcext:value-type="float">
            <text:p>0.799047156385035</text:p>
          </table:table-cell>
          <table:table-cell table:formula="of:=1-[.I28]" office:value-type="float" office:value="0.200952843614965" calcext:value-type="float">
            <text:p>0.200952843614965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79849134646649" calcext:value-type="float">
            <text:p>0.879849134646649</text:p>
          </table:table-cell>
          <table:table-cell office:value-type="float" office:value="0.880960481708736" calcext:value-type="float">
            <text:p>0.880960481708736</text:p>
          </table:table-cell>
          <table:table-cell office:value-type="float" office:value="0.785147750881903" calcext:value-type="float">
            <text:p>0.78514775088190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881387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29]+[.$C29]-1" office:value-type="float" office:value="0.760809616355385" calcext:value-type="float">
            <text:p>0.760809616355385</text:p>
          </table:table-cell>
          <table:table-cell table:formula="of:=1-[.I29]" office:value-type="float" office:value="0.239190383644615" calcext:value-type="float">
            <text:p>0.239190383644615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819599856976" calcext:value-type="float">
            <text:p>0.8819599856976</text:p>
          </table:table-cell>
          <table:table-cell office:value-type="float" office:value="0.878005519960814" calcext:value-type="float">
            <text:p>0.878005519960814</text:p>
          </table:table-cell>
          <table:table-cell office:value-type="float" office:value="0.784378056491151" calcext:value-type="float">
            <text:p>0.78437805649115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76123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0]+[.$C30]-1" office:value-type="float" office:value="0.759965505658414" calcext:value-type="float">
            <text:p>0.759965505658414</text:p>
          </table:table-cell>
          <table:table-cell table:formula="of:=1-[.I30]" office:value-type="float" office:value="0.240034494341586" calcext:value-type="float">
            <text:p>0.24003449434158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84340398060389" calcext:value-type="float">
            <text:p>0.884340398060389</text:p>
          </table:table-cell>
          <table:table-cell office:value-type="float" office:value="0.856219701396502" calcext:value-type="float">
            <text:p>0.856219701396502</text:p>
          </table:table-cell>
          <table:table-cell office:value-type="float" office:value="0.771188217458087" calcext:value-type="float">
            <text:p>0.771188217458087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3597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1]+[.$C31]-1" office:value-type="float" office:value="0.740560099456891" calcext:value-type="float">
            <text:p>0.740560099456891</text:p>
          </table:table-cell>
          <table:table-cell table:formula="of:=1-[.I31]" office:value-type="float" office:value="0.259439900543109" calcext:value-type="float">
            <text:p>0.25943990054310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81841815593848" calcext:value-type="float">
            <text:p>0.881841815593848</text:p>
          </table:table-cell>
          <table:table-cell office:value-type="float" office:value="0.846235546492733" calcext:value-type="float">
            <text:p>0.846235546492733</text:p>
          </table:table-cell>
          <table:table-cell office:value-type="float" office:value="0.764484313936452" calcext:value-type="float">
            <text:p>0.76448431393645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968758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2]+[.$C32]-1" office:value-type="float" office:value="0.728077362086581" calcext:value-type="float">
            <text:p>0.728077362086581</text:p>
          </table:table-cell>
          <table:table-cell table:formula="of:=1-[.I32]" office:value-type="float" office:value="0.271922637913419" calcext:value-type="float">
            <text:p>0.27192263791341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32913621650264" calcext:value-type="float">
            <text:p>0.832913621650264</text:p>
          </table:table-cell>
          <table:table-cell office:value-type="float" office:value="0.894621941880465" calcext:value-type="float">
            <text:p>0.894621941880465</text:p>
          </table:table-cell>
          <table:table-cell office:value-type="float" office:value="0.758237818985734" calcext:value-type="float">
            <text:p>0.75823781898573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868608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3]+[.$C33]-1" office:value-type="float" office:value="0.727535563530729" calcext:value-type="float">
            <text:p>0.727535563530729</text:p>
          </table:table-cell>
          <table:table-cell table:formula="of:=1-[.I33]" office:value-type="float" office:value="0.272464436469271" calcext:value-type="float">
            <text:p>0.27246443646927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3253561349908" calcext:value-type="float">
            <text:p>0.863253561349908</text:p>
          </table:table-cell>
          <table:table-cell office:value-type="float" office:value="0.856426356794779" calcext:value-type="float">
            <text:p>0.856426356794779</text:p>
          </table:table-cell>
          <table:table-cell office:value-type="float" office:value="0.754182776978131" calcext:value-type="float">
            <text:p>0.75418277697813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70560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4]+[.$C34]-1" office:value-type="float" office:value="0.719679918144687" calcext:value-type="float">
            <text:p>0.719679918144687</text:p>
          </table:table-cell>
          <table:table-cell table:formula="of:=1-[.I34]" office:value-type="float" office:value="0.280320081855313" calcext:value-type="float">
            <text:p>0.28032008185531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30144441354748" calcext:value-type="float">
            <text:p>0.830144441354748</text:p>
          </table:table-cell>
          <table:table-cell office:value-type="float" office:value="0.890109207310852" calcext:value-type="float">
            <text:p>0.890109207310852</text:p>
          </table:table-cell>
          <table:table-cell office:value-type="float" office:value="0.753718573160645" calcext:value-type="float">
            <text:p>0.75371857316064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883344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5]+[.$C35]-1" office:value-type="float" office:value="0.7202536486656" calcext:value-type="float">
            <text:p>0.7202536486656</text:p>
          </table:table-cell>
          <table:table-cell table:formula="of:=1-[.I35]" office:value-type="float" office:value="0.2797463513344" calcext:value-type="float">
            <text:p>0.279746351334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6786920068156" calcext:value-type="float">
            <text:p>0.876786920068156</text:p>
          </table:table-cell>
          <table:table-cell office:value-type="float" office:value="0.835833233780351" calcext:value-type="float">
            <text:p>0.835833233780351</text:p>
          </table:table-cell>
          <table:table-cell office:value-type="float" office:value="0.751070410665861" calcext:value-type="float">
            <text:p>0.75107041066586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543338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6]+[.$C36]-1" office:value-type="float" office:value="0.712620153848507" calcext:value-type="float">
            <text:p>0.712620153848507</text:p>
          </table:table-cell>
          <table:table-cell table:formula="of:=1-[.I36]" office:value-type="float" office:value="0.287379846151493" calcext:value-type="float">
            <text:p>0.28737984615149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12244062302076" calcext:value-type="float">
            <text:p>0.812244062302076</text:p>
          </table:table-cell>
          <table:table-cell office:value-type="float" office:value="0.849116497634525" calcext:value-type="float">
            <text:p>0.849116497634525</text:p>
          </table:table-cell>
          <table:table-cell office:value-type="float" office:value="0.718020791208492" calcext:value-type="float">
            <text:p>0.71802079120849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96128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7]+[.$C37]-1" office:value-type="float" office:value="0.661360559936601" calcext:value-type="float">
            <text:p>0.661360559936601</text:p>
          </table:table-cell>
          <table:table-cell table:formula="of:=1-[.I37]" office:value-type="float" office:value="0.338639440063399" calcext:value-type="float">
            <text:p>0.33863944006339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64435285318561" calcext:value-type="float">
            <text:p>0.864435285318561</text:p>
          </table:table-cell>
          <table:table-cell office:value-type="float" office:value="0.806001896169264" calcext:value-type="float">
            <text:p>0.806001896169264</text:p>
          </table:table-cell>
          <table:table-cell office:value-type="float" office:value="0.711406084592584" calcext:value-type="float">
            <text:p>0.711406084592584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921617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8]+[.$C38]-1" office:value-type="float" office:value="0.670437181487825" calcext:value-type="float">
            <text:p>0.670437181487825</text:p>
          </table:table-cell>
          <table:table-cell table:formula="of:=1-[.I38]" office:value-type="float" office:value="0.329562818512175" calcext:value-type="float">
            <text:p>0.32956281851217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87916383500374" calcext:value-type="float">
            <text:p>0.887916383500374</text:p>
          </table:table-cell>
          <table:table-cell office:value-type="float" office:value="0.779428726449787" calcext:value-type="float">
            <text:p>0.779428726449787</text:p>
          </table:table-cell>
          <table:table-cell office:value-type="float" office:value="0.710895100164498" calcext:value-type="float">
            <text:p>0.71089510016449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20300823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39]+[.$C39]-1" office:value-type="float" office:value="0.667345109950161" calcext:value-type="float">
            <text:p>0.667345109950161</text:p>
          </table:table-cell>
          <table:table-cell table:formula="of:=1-[.I39]" office:value-type="float" office:value="0.332654890049839" calcext:value-type="float">
            <text:p>0.332654890049839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09292222360213" calcext:value-type="float">
            <text:p>0.809292222360213</text:p>
          </table:table-cell>
          <table:table-cell office:value-type="float" office:value="0.849253493038999" calcext:value-type="float">
            <text:p>0.849253493038999</text:p>
          </table:table-cell>
          <table:table-cell office:value-type="float" office:value="0.710622253940283" calcext:value-type="float">
            <text:p>0.71062225394028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23663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0]+[.$C40]-1" office:value-type="float" office:value="0.658545715399212" calcext:value-type="float">
            <text:p>0.658545715399212</text:p>
          </table:table-cell>
          <table:table-cell table:formula="of:=1-[.I40]" office:value-type="float" office:value="0.341454284600788" calcext:value-type="float">
            <text:p>0.341454284600788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11997759437014" calcext:value-type="float">
            <text:p>0.811997759437014</text:p>
          </table:table-cell>
          <table:table-cell office:value-type="float" office:value="0.842964553698731" calcext:value-type="float">
            <text:p>0.842964553698731</text:p>
          </table:table-cell>
          <table:table-cell office:value-type="float" office:value="0.709241561662163" calcext:value-type="float">
            <text:p>0.709241561662163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25323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1]+[.$C41]-1" office:value-type="float" office:value="0.654962313135745" calcext:value-type="float">
            <text:p>0.654962313135745</text:p>
          </table:table-cell>
          <table:table-cell table:formula="of:=1-[.I41]" office:value-type="float" office:value="0.345037686864255" calcext:value-type="float">
            <text:p>0.34503768686425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44319739402573" calcext:value-type="float">
            <text:p>0.844319739402573</text:p>
          </table:table-cell>
          <table:table-cell office:value-type="float" office:value="0.809392392236732" calcext:value-type="float">
            <text:p>0.809392392236732</text:p>
          </table:table-cell>
          <table:table-cell office:value-type="float" office:value="0.707633512719099" calcext:value-type="float">
            <text:p>0.707633512719099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69077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2]+[.$C42]-1" office:value-type="float" office:value="0.653712131639305" calcext:value-type="float">
            <text:p>0.653712131639305</text:p>
          </table:table-cell>
          <table:table-cell table:formula="of:=1-[.I42]" office:value-type="float" office:value="0.346287868360695" calcext:value-type="float">
            <text:p>0.34628786836069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24254609822254" calcext:value-type="float">
            <text:p>0.824254609822254</text:p>
          </table:table-cell>
          <table:table-cell office:value-type="float" office:value="0.824076886154108" calcext:value-type="float">
            <text:p>0.824076886154108</text:p>
          </table:table-cell>
          <table:table-cell office:value-type="float" office:value="0.703506446749881" calcext:value-type="float">
            <text:p>0.70350644674988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592624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3]+[.$C43]-1" office:value-type="float" office:value="0.648331495976362" calcext:value-type="float">
            <text:p>0.648331495976362</text:p>
          </table:table-cell>
          <table:table-cell table:formula="of:=1-[.I43]" office:value-type="float" office:value="0.351668504023638" calcext:value-type="float">
            <text:p>0.35166850402363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4403847455477" calcext:value-type="float">
            <text:p>0.834403847455477</text:p>
          </table:table-cell>
          <table:table-cell office:value-type="float" office:value="0.80983507798884" calcext:value-type="float">
            <text:p>0.80983507798884</text:p>
          </table:table-cell>
          <table:table-cell office:value-type="float" office:value="0.70214657133345" calcext:value-type="float">
            <text:p>0.7021465713334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88191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4]+[.$C44]-1" office:value-type="float" office:value="0.644238925444317" calcext:value-type="float">
            <text:p>0.644238925444317</text:p>
          </table:table-cell>
          <table:table-cell table:formula="of:=1-[.I44]" office:value-type="float" office:value="0.355761074555683" calcext:value-type="float">
            <text:p>0.35576107455568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23014821089645" calcext:value-type="float">
            <text:p>0.823014821089645</text:p>
          </table:table-cell>
          <table:table-cell office:value-type="float" office:value="0.823394221323249" calcext:value-type="float">
            <text:p>0.823394221323249</text:p>
          </table:table-cell>
          <table:table-cell office:value-type="float" office:value="0.701969323784148" calcext:value-type="float">
            <text:p>0.70196932378414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962637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5]+[.$C45]-1" office:value-type="float" office:value="0.646409042412894" calcext:value-type="float">
            <text:p>0.646409042412894</text:p>
          </table:table-cell>
          <table:table-cell table:formula="of:=1-[.I45]" office:value-type="float" office:value="0.353590957587106" calcext:value-type="float">
            <text:p>0.35359095758710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763996245510686" calcext:value-type="float">
            <text:p>0.763996245510686</text:p>
          </table:table-cell>
          <table:table-cell office:value-type="float" office:value="0.890657620640047" calcext:value-type="float">
            <text:p>0.890657620640047</text:p>
          </table:table-cell>
          <table:table-cell office:value-type="float" office:value="0.698316744589002" calcext:value-type="float">
            <text:p>0.69831674458900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8239188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6]+[.$C46]-1" office:value-type="float" office:value="0.654653866150733" calcext:value-type="float">
            <text:p>0.654653866150733</text:p>
          </table:table-cell>
          <table:table-cell table:formula="of:=1-[.I46]" office:value-type="float" office:value="0.345346133849267" calcext:value-type="float">
            <text:p>0.34534613384926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42606917716521" calcext:value-type="float">
            <text:p>0.842606917716521</text:p>
          </table:table-cell>
          <table:table-cell office:value-type="float" office:value="0.790701709799361" calcext:value-type="float">
            <text:p>0.790701709799361</text:p>
          </table:table-cell>
          <table:table-cell office:value-type="float" office:value="0.692425006321995" calcext:value-type="float">
            <text:p>0.692425006321995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136491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7]+[.$C47]-1" office:value-type="float" office:value="0.633308627515882" calcext:value-type="float">
            <text:p>0.633308627515882</text:p>
          </table:table-cell>
          <table:table-cell table:formula="of:=1-[.I47]" office:value-type="float" office:value="0.366691372484118" calcext:value-type="float">
            <text:p>0.366691372484118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88411762452812" calcext:value-type="float">
            <text:p>0.788411762452812</text:p>
          </table:table-cell>
          <table:table-cell office:value-type="float" office:value="0.794717141729716" calcext:value-type="float">
            <text:p>0.794717141729716</text:p>
          </table:table-cell>
          <table:table-cell office:value-type="float" office:value="0.65542744222752" calcext:value-type="float">
            <text:p>0.6554274422275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4032463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8]+[.$C48]-1" office:value-type="float" office:value="0.583128904182528" calcext:value-type="float">
            <text:p>0.583128904182528</text:p>
          </table:table-cell>
          <table:table-cell table:formula="of:=1-[.I48]" office:value-type="float" office:value="0.416871095817472" calcext:value-type="float">
            <text:p>0.416871095817472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44428453026392" calcext:value-type="float">
            <text:p>0.744428453026392</text:p>
          </table:table-cell>
          <table:table-cell office:value-type="float" office:value="0.842955694953533" calcext:value-type="float">
            <text:p>0.842955694953533</text:p>
          </table:table-cell>
          <table:table-cell office:value-type="float" office:value="0.64866527968721" calcext:value-type="float">
            <text:p>0.64866527968721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639159007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49]+[.$C49]-1" office:value-type="float" office:value="0.587384147979925" calcext:value-type="float">
            <text:p>0.587384147979925</text:p>
          </table:table-cell>
          <table:table-cell table:formula="of:=1-[.I49]" office:value-type="float" office:value="0.412615852020075" calcext:value-type="float">
            <text:p>0.41261585202007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74511120187538" calcext:value-type="float">
            <text:p>0.774511120187538</text:p>
          </table:table-cell>
          <table:table-cell office:value-type="float" office:value="0.83006321183795" calcext:value-type="float">
            <text:p>0.83006321183795</text:p>
          </table:table-cell>
          <table:table-cell office:value-type="float" office:value="0.644509798237682" calcext:value-type="float">
            <text:p>0.644509798237682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1720411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0]+[.$C50]-1" office:value-type="float" office:value="0.604574332025488" calcext:value-type="float">
            <text:p>0.604574332025488</text:p>
          </table:table-cell>
          <table:table-cell table:formula="of:=1-[.I50]" office:value-type="float" office:value="0.395425667974512" calcext:value-type="float">
            <text:p>0.39542566797451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61902423242212" calcext:value-type="float">
            <text:p>0.761902423242212</text:p>
          </table:table-cell>
          <table:table-cell office:value-type="float" office:value="0.733356983572372" calcext:value-type="float">
            <text:p>0.733356983572372</text:p>
          </table:table-cell>
          <table:table-cell office:value-type="float" office:value="0.599904622293108" calcext:value-type="float">
            <text:p>0.599904622293108</text:p>
          </table:table-cell>
          <table:table-cell office:value-type="string" calcext:value-type="string">
            <text:p>Kilosort4</text:p>
          </table:table-cell>
          <table:table-cell office:value-type="string" calcext:value-type="string">
            <text:p>20250812_200720509209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1]+[.$C51]-1" office:value-type="float" office:value="0.495259406814584" calcext:value-type="float">
            <text:p>0.495259406814584</text:p>
          </table:table-cell>
          <table:table-cell table:formula="of:=1-[.I51]" office:value-type="float" office:value="0.504740593185416" calcext:value-type="float">
            <text:p>0.504740593185416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369942303295" calcext:value-type="float">
            <text:p>0.86369942303295</text:p>
          </table:table-cell>
          <table:table-cell office:value-type="float" office:value="0.873420199820897" calcext:value-type="float">
            <text:p>0.873420199820897</text:p>
          </table:table-cell>
          <table:table-cell office:value-type="float" office:value="0.76721019055651" calcext:value-type="float">
            <text:p>0.76721019055651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0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2]+[.$C52]-1" office:value-type="float" office:value="0.737119622853847" calcext:value-type="float">
            <text:p>0.737119622853847</text:p>
          </table:table-cell>
          <table:table-cell table:formula="of:=1-[.I52]" office:value-type="float" office:value="0.262880377146153" calcext:value-type="float">
            <text:p>0.26288037714615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1707402951497" calcext:value-type="float">
            <text:p>0.651707402951497</text:p>
          </table:table-cell>
          <table:table-cell office:value-type="float" office:value="0.7431972331706" calcext:value-type="float">
            <text:p>0.7431972331706</text:p>
          </table:table-cell>
          <table:table-cell office:value-type="float" office:value="0.551344062207942" calcext:value-type="float">
            <text:p>0.551344062207942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10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3]+[.$C53]-1" office:value-type="float" office:value="0.394904636122097" calcext:value-type="float">
            <text:p>0.394904636122097</text:p>
          </table:table-cell>
          <table:table-cell table:formula="of:=1-[.I53]" office:value-type="float" office:value="0.605095363877903" calcext:value-type="float">
            <text:p>0.605095363877903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09500258782368" calcext:value-type="float">
            <text:p>0.809500258782368</text:p>
          </table:table-cell>
          <table:table-cell office:value-type="float" office:value="0.815475175098783" calcext:value-type="float">
            <text:p>0.815475175098783</text:p>
          </table:table-cell>
          <table:table-cell office:value-type="float" office:value="0.687828881073795" calcext:value-type="float">
            <text:p>0.687828881073795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0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4]+[.$C54]-1" office:value-type="float" office:value="0.624975433881151" calcext:value-type="float">
            <text:p>0.624975433881151</text:p>
          </table:table-cell>
          <table:table-cell table:formula="of:=1-[.I54]" office:value-type="float" office:value="0.375024566118849" calcext:value-type="float">
            <text:p>0.37502456611884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13486234896339" calcext:value-type="float">
            <text:p>0.713486234896339</text:p>
          </table:table-cell>
          <table:table-cell office:value-type="float" office:value="0.812711292592977" calcext:value-type="float">
            <text:p>0.812711292592977</text:p>
          </table:table-cell>
          <table:table-cell office:value-type="float" office:value="0.611586046221141" calcext:value-type="float">
            <text:p>0.611586046221141</text:p>
          </table:table-cell>
          <table:table-cell office:value-type="string" calcext:value-type="string">
            <text:p>MUedit</text:p>
          </table:table-cell>
          <table:table-cell office:value-type="string" calcext:value-type="string">
            <text:p>run_11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$B55]+[.$C55]-1" office:value-type="float" office:value="0.526197527489316" calcext:value-type="float">
            <text:p>0.526197527489316</text:p>
          </table:table-cell>
          <table:table-cell table:formula="of:=1-[.I55]" office:value-type="float" office:value="0.473802472510684" calcext:value-type="float">
            <text:p>0.473802472510684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plot4_KS_vs_GT_performance_comparison_20250827-222222_Kilosort4,EMUsort,MUedit_25,25,4'.A2:'plot4_KS_vs_GT_performance_comparison_20250827-222222_Kilosort4,EMUsort,MUedit_25,25,4'.G5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" svg:font-family="times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3" number:min-decimal-places="13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31T14:26:57.706553117</dc:date>
    <meta:editing-duration>PT2H13M7S</meta:editing-duration>
    <meta:editing-cycles>7</meta:editing-cycles>
    <meta:generator>LibreOffice/7.3.7.2$Linux_X86_64 LibreOffice_project/30$Build-2</meta:generator>
    <meta:document-statistic meta:table-count="1" meta:cell-count="557" meta:object-count="0"/>
  </office:meta>
</office:document-meta>
</file>